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="" draw:marker-start-width="0.498cm" draw:marker-start-center="false" draw:marker-end="" draw:marker-end-width="0.498cm" draw:marker-end-center="false" draw:stroke-linejoin="miter" draw:fill="solid" draw:fill-color="#ff0000" draw:textarea-horizontal-align="center" draw:textarea-vertical-align="middle" draw:auto-grow-height="false" draw:fit-to-size="false" fo:min-height="0cm" fo:min-width="0cm" fo:padding-top="0.195cm" fo:padding-bottom="0.195cm" fo:padding-left="0.315cm" fo:padding-right="0.31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159cm" svg:stroke-color="#000000" draw:marker-start="" draw:marker-start-width="0.499cm" draw:marker-start-center="false" draw:marker-end="" draw:marker-end-width="0.499cm" draw:marker-end-center="false" draw:stroke-linejoin="miter" draw:fill="solid" draw:fill-color="#ff0000" draw:textarea-horizontal-align="center" draw:textarea-vertical-align="middle" draw:auto-grow-height="false" draw:fit-to-size="false" fo:min-height="0cm" fo:min-width="0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159cm" svg:stroke-color="#1c1c1c" draw:marker-start="" draw:marker-start-width="0.498cm" draw:marker-start-center="false" draw:marker-end="" draw:marker-end-width="0.498cm" draw:marker-end-center="false" draw:stroke-linejoin="miter" draw:fill="solid" draw:fill-color="#ff6666" draw:textarea-horizontal-align="center" draw:textarea-vertical-align="middle" draw:auto-grow-height="false" draw:fit-to-size="false" fo:min-height="0cm" fo:min-width="0cm" fo:padding-top="0.195cm" fo:padding-bottom="0.195cm" fo:padding-left="0.315cm" fo:padding-right="0.31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159cm" svg:stroke-color="#666666" draw:marker-start="" draw:marker-start-width="0.498cm" draw:marker-start-center="false" draw:marker-end="" draw:marker-end-width="0.498cm" draw:marker-end-center="false" draw:stroke-linejoin="miter" draw:fill="solid" draw:fill-color="#ff9999" draw:textarea-horizontal-align="center" draw:textarea-vertical-align="middle" draw:auto-grow-height="false" draw:fit-to-size="false" fo:min-height="0cm" fo:min-width="0cm" fo:padding-top="0.195cm" fo:padding-bottom="0.195cm" fo:padding-left="0.315cm" fo:padding-right="0.31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159cm" svg:stroke-color="#1c1c1c" draw:marker-start="" draw:marker-start-width="0.499cm" draw:marker-start-center="false" draw:marker-end="" draw:marker-end-width="0.499cm" draw:marker-end-center="false" draw:stroke-linejoin="miter" draw:fill="solid" draw:fill-color="#ff6666" draw:textarea-horizontal-align="center" draw:textarea-vertical-align="middle" draw:auto-grow-height="false" draw:fit-to-size="false" fo:min-height="0cm" fo:min-width="0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159cm" svg:stroke-color="#666666" draw:marker-start="" draw:marker-start-width="0.499cm" draw:marker-start-center="false" draw:marker-end="" draw:marker-end-width="0.499cm" draw:marker-end-center="false" draw:stroke-linejoin="miter" draw:fill="solid" draw:fill-color="#ff9999" draw:textarea-horizontal-align="center" draw:textarea-vertical-align="middle" draw:auto-grow-height="false" draw:fit-to-size="false" fo:min-height="0cm" fo:min-width="0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67cm" svg:height="4.346cm" svg:x="2cm" svg:y="2.254cm">
          <text:p text:style-name="P1"><text:span text:style-name="T1">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2.5cm" svg:height="4.5cm" svg:x="13.8cm" svg:y="2.1cm">
          <text:p text:style-name="P1"><text:span text:style-name="T1">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1" draw:layer="layout" svg:width="2.67cm" svg:height="4.346cm" svg:x="6.13cm" svg:y="2.2cm">
          <text:p text:style-name="P1"><text:span text:style-name="T1">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1" draw:layer="layout" svg:width="2.67cm" svg:height="4.346cm" svg:x="10.23cm" svg:y="2.1cm">
          <text:p text:style-name="P1"><text:span text:style-name="T1">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.5cm" svg:height="4.5cm" svg:x="17cm" svg:y="2.2cm">
          <text:p text:style-name="P1"><text:span text:style-name="T1">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1" draw:layer="layout" svg:width="2.5cm" svg:height="4.5cm" svg:x="2cm" svg:y="7.9cm">
          <text:p text:style-name="P1"><text:span text:style-name="T1">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2.6cm" svg:height="4.3cm" svg:x="5.1cm" svg:y="8.1cm">
          <text:p text:style-name="P1"><text:span text:style-name="T1">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.6cm" svg:height="4.3cm" svg:x="8.4cm" svg:y="8.1cm">
          <text:p text:style-name="P1"><text:span text:style-name="T1">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1" draw:layer="layout" svg:width="2.6cm" svg:height="4.3cm" svg:x="11.7cm" svg:y="8cm">
          <text:p text:style-name="P1"><text:span text:style-name="T1">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2.4cm" svg:height="4.3cm" svg:x="14.8cm" svg:y="7.9cm">
          <text:p text:style-name="P1"><text:span text:style-name="T1">5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.4cm" svg:height="4.3cm" svg:x="17.5cm" svg:y="8cm">
          <text:p text:style-name="P1"><text:span text:style-name="T1">5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1" draw:layer="layout" svg:width="2.4cm" svg:height="4.3cm" svg:x="2cm" svg:y="13.6cm">
          <text:p text:style-name="P1"><text:span text:style-name="T1">5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2.7cm" svg:height="4.4cm" svg:x="4.9cm" svg:y="13.4cm">
          <text:p text:style-name="P1"><text:span text:style-name="T1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.7cm" svg:height="4.4cm" svg:x="8.3cm" svg:y="13.4cm">
          <text:p text:style-name="P1"><text:span text:style-name="T1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1" draw:layer="layout" svg:width="2.7cm" svg:height="4.4cm" svg:x="11.5cm" svg:y="13.4cm">
          <text:p text:style-name="P1"><text:span text:style-name="T1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2.6cm" svg:height="4.4cm" svg:x="15.1cm" svg:y="13.4cm">
          <text:p text:style-name="P1"><text:span text:style-name="T1">7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.6cm" svg:height="4.4cm" svg:x="1.7cm" svg:y="18.8cm">
          <text:p text:style-name="P1"><text:span text:style-name="T1">7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1" draw:layer="layout" svg:width="2.6cm" svg:height="4.4cm" svg:x="5.3cm" svg:y="18.8cm">
          <text:p text:style-name="P1"><text:span text:style-name="T1">7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2.7cm" svg:height="4.6cm" svg:x="8.9cm" svg:y="18.8cm">
          <text:p text:style-name="P1"><text:span text:style-name="T1">8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.7cm" svg:height="4.6cm" svg:x="12.4cm" svg:y="18.8cm">
          <text:p text:style-name="P1"><text:span text:style-name="T1">8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1" draw:layer="layout" svg:width="2.7cm" svg:height="4.6cm" svg:x="15.9cm" svg:y="18.9cm">
          <text:p text:style-name="P1"><text:span text:style-name="T1">8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2.9cm" svg:height="4.4cm" svg:x="1.4cm" svg:y="24cm">
          <text:p text:style-name="P1"><text:span text:style-name="T1">9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.9cm" svg:height="4.4cm" svg:x="5.2cm" svg:y="24.1cm">
          <text:p text:style-name="P1"><text:span text:style-name="T1">9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1" draw:layer="layout" svg:width="2.9cm" svg:height="4.4cm" svg:x="8.8cm" svg:y="24.2cm">
          <text:p text:style-name="P1"><text:span text:style-name="T1">9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1" draw:layer="layout" svg:width="2.9cm" svg:height="4.5cm" svg:x="12.4cm" svg:y="24.1cm">
          <text:p text:style-name="P1"><text:span text:style-name="T1">0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.9cm" svg:height="4.5cm" svg:x="16.1cm" svg:y="24cm">
          <text:p text:style-name="P1"><text:span text:style-name="T1">0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Predeterminado">
        <draw:custom-shape draw:style-name="gr6" draw:text-style-name="P1" draw:layer="layout" svg:width="2.9cm" svg:height="4.5cm" svg:x="1.5cm" svg:y="1.7cm">
          <text:p text:style-name="P1"><text:span text:style-name="T1">0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Lourdes Couto Torres</meta:initial-creator>
    <meta:creation-date>2017-05-05T16:50:29.07</meta:creation-date>
    <dc:date>2017-05-05T20:26:25.26</dc:date>
    <dc:creator>Lourdes Couto Torres</dc:creator>
    <meta:editing-duration>PT3H20M34S</meta:editing-duration>
    <meta:editing-cycles>4</meta:editing-cycles>
    <meta:generator>OpenOffice/4.1.3$Win32 OpenOffice.org_project/413m1$Build-9783</meta:generator>
    <meta:document-statistic meta:object-count="27"/>
  </office:meta>
</office:document-meta>
</file>